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08b" officeooo:paragraph-rsid="0002a08b"/>
    </style:style>
    <style:style style:name="T1" style:family="text">
      <style:text-properties officeooo:rsid="00033d2a"/>
    </style:style>
    <style:style style:name="T2" style:family="text">
      <style:text-properties officeooo:rsid="0003e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 OnInit:</text:p>
      <text:p text:style-name="P1"><text:tab/>new Frame</text:p>
      <text:p text:style-name="P1"/>
      <text:p text:style-name="P1">Frame constr:</text:p>
      <text:p text:style-name="P1"><text:tab/>new TestGLCanvas</text:p>
      <text:p text:style-name="P1"><text:tab/><text:tab/>TestGLCanvas constr </text:p>
      <text:p text:style-name="P1"><text:tab/><text:tab/><text:tab/>glewInit()</text:p>
      <text:p text:style-name="P1"><text:tab/>new wxStaticText</text:p>
      <text:p text:style-name="P1"><text:tab/>new wxMenu….</text:p>
      <text:p text:style-name="P1"><text:tab/>Show() <text:s/>frame</text:p>
      <text:p text:style-name="P1"><text:tab/></text:p>
      <text:p text:style-name="P1"><text:tab/><text:span text:style-name="T1">Make drafting aids objects</text:span></text:p>
      <text:p text:style-name="P1"><text:tab/><text:tab/><text:span text:style-name="T1">new Cross Hair</text:span></text:p>
      <text:p text:style-name="P1"/>
      <text:p text:style-name="P1"><text:tab/></text:p>
      <text:p text:style-name="P1">TestGLCanvas OnPaint:</text:p>
      <text:p text:style-name="P1"><text:tab/>GetContext</text:p>
      <text:p text:style-name="P1"><text:tab/><text:tab/><text:span text:style-name="T2">if(none exist)</text:span></text:p>
      <text:p text:style-name="P1"><text:tab/><text:tab/><text:tab/>new TestGLContext</text:p>
      <text:p text:style-name="P1"><text:tab/><text:tab/><text:tab/><text:tab/>TestGLcontext const<text:span text:style-name="T2">r</text:span></text:p>
      <text:p text:style-name="P1"><text:tab/><text:tab/></text:p>
      <text:p text:style-name="P1"><text:tab/><text:tab/>SetCurrent()</text:p>
      <text:p text:style-name="P1"><text:tab/>Draw stuff</text:p>
      <text:p text:style-name="P1"><text:tab/><text:tab/>GetContext</text:p>
      <text:p text:style-name="P1"><text:tab/><text:tab/><text:tab/>Draw routines in cont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de constr</text:p>
      <text:p text:style-name="P1"><text:tab/>Shader Create Pro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23:06:33.150451406</meta:creation-date>
    <dc:date>2016-07-25T01:14:49.284249524</dc:date>
    <meta:editing-duration>PT1H7M45S</meta:editing-duration>
    <meta:editing-cycles>1</meta:editing-cycles>
    <meta:document-statistic meta:table-count="0" meta:image-count="0" meta:object-count="0" meta:page-count="1" meta:paragraph-count="25" meta:word-count="46" meta:character-count="364" meta:non-whitespace-character-count="302"/>
    <meta:generator>LibreOffice/5.0.6.2$Linux_X86_64 LibreOffice_project/00m0$Build-2</meta:generator>
  </office:meta>
</office:document-meta>
</file>